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2.8307in"/>
    </style:style>
    <style:style style:name="co8" style:family="table-column">
      <style:table-column-properties fo:break-before="auto" style:column-width="2.42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3.5165in"/>
    </style:style>
    <style:style style:name="co13" style:family="table-column">
      <style:table-column-properties fo:break-before="auto" style:column-width="1.1472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1.0929in"/>
    </style:style>
    <style:style style:name="co16" style:family="table-column">
      <style:table-column-properties fo:break-before="auto" style:column-width="1.9189in"/>
    </style:style>
    <style:style style:name="co17" style:family="table-column">
      <style:table-column-properties fo:break-before="auto" style:column-width="1.3075in"/>
    </style:style>
    <style:style style:name="co18" style:family="table-column">
      <style:table-column-properties fo:break-before="auto" style:column-width="1.2543in"/>
    </style:style>
    <style:style style:name="co19" style:family="table-column">
      <style:table-column-properties fo:break-before="auto" style:column-width="0.9965in"/>
    </style:style>
    <style:style style:name="co20" style:family="table-column">
      <style:table-column-properties fo:break-before="auto" style:column-width="1.275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2.0799in"/>
    </style:style>
    <style:style style:name="co2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"/>
        <table:table-column table:style-name="co9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Número de support vectors (Classe 1)</text:p>
          </table:table-cell>
          <table:table-cell table:style-name="ce1" office:value-type="string" calcext:value-type="string">
            <text:p>Número de support vectors (Classe 2)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0</text:p>
          </table:table-cell>
          <table:table-cell table:style-name="ce1" office:value-type="string" calcext:value-type="string">
            <text:p>Shrinking</text:p>
          </table:table-cell>
          <table:table-cell table:style-name="ce1" office:value-type="string" calcext:value-type="string">
            <text:p>Break_ties</text:p>
          </table:table-cell>
          <table:table-cell table:style-name="ce1"/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maxiter</text:p>
          </table:table-cell>
          <table:table-cell table:style-name="ce1" office:value-type="string" calcext:value-type="string">
            <text:p>popsize</text:p>
          </table:table-cell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recombination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polish</text:p>
          </table:table-cell>
          <table:table-cell table:style-name="ce1" office:value-type="string" calcext:value-type="string">
            <text:p>init</text:p>
          </table:table-cell>
          <table:table-cell table:style-name="ce1"/>
          <table:table-cell table:style-name="ce1" office:value-type="string" calcext:value-type="string">
            <text:p>bounds</text:p>
          </table:table-cell>
          <table:table-cell table:style-name="ce1"/>
          <table:table-cell office:value-type="string" calcext:value-type="string">
            <text:p>test_size</text:p>
          </table:table-cell>
          <table:table-cell/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max_features</text:p>
          </table:table-cell>
          <table:table-cell table:style-name="ce1" office:value-type="string" calcext:value-type="string">
            <text:p>n_population</text:p>
          </table:table-cell>
          <table:table-cell table:style-name="ce1" office:value-type="string" calcext:value-type="string">
            <text:p>crossover_proba</text:p>
          </table:table-cell>
          <table:table-cell table:style-name="ce1" office:value-type="string" calcext:value-type="string">
            <text:p>mutation_proba</text:p>
          </table:table-cell>
          <table:table-cell table:style-name="ce1" office:value-type="string" calcext:value-type="string">
            <text:p>n_generations</text:p>
          </table:table-cell>
          <table:table-cell table:style-name="ce1" office:value-type="string" calcext:value-type="string">
            <text:p>crossover_independent_proba</text:p>
          </table:table-cell>
          <table:table-cell table:style-name="ce1" office:value-type="string" calcext:value-type="string">
            <text:p>mutation_independent_proba</text:p>
          </table:table-cell>
          <table:table-cell table:style-name="ce1" office:value-type="string" calcext:value-type="string">
            <text:p>tournament_size</text:p>
          </table:table-cell>
          <table:table-cell table:style-name="ce1" office:value-type="string" calcext:value-type="string">
            <text:p>n_gen_no_chang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5.668264627457" calcext:value-type="float">
            <text:p>195.668264627457</text:p>
          </table:table-cell>
          <table:table-cell table:style-name="ce1" office:value-type="float" office:value="1.50022887959488" calcext:value-type="float">
            <text:p>1.50022887959488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08610042790403" calcext:value-type="float">
            <text:p>1.08610042790403</text:p>
          </table:table-cell>
          <table:table-cell table:style-name="ce1" office:value-type="float" office:value="2.28737832134347" calcext:value-type="float">
            <text:p>2.28737832134347</text:p>
          </table:table-cell>
          <table:table-cell table:style-name="ce1" office:value-type="float" office:value="48.8876526145729" calcext:value-type="float">
            <text:p>48.8876526145729</text:p>
          </table:table-cell>
          <table:table-cell table:style-name="ce1" office:value-type="float" office:value="0.862912376358652" calcext:value-type="float">
            <text:p>0.862912376358652</text:p>
          </table:table-cell>
          <table:table-cell table:style-name="ce1" office:value-type="float" office:value="0.342983231148174" calcext:value-type="float">
            <text:p>0.34298323114817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5.965179443359" calcext:value-type="float">
            <text:p>155.965179443359</text:p>
          </table:table-cell>
          <table:table-cell table:style-name="ce1" office:value-type="float" office:value="13.7512839805034" calcext:value-type="float">
            <text:p>13.751283980503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73101560730065" calcext:value-type="float">
            <text:p>1.73101560730065</text:p>
          </table:table-cell>
          <table:table-cell table:style-name="ce1" office:value-type="float" office:value="3.08690428944934" calcext:value-type="float">
            <text:p>3.08690428944934</text:p>
          </table:table-cell>
          <table:table-cell table:style-name="ce1" office:value-type="float" office:value="9.34676428677464" calcext:value-type="float">
            <text:p>9.34676428677464</text:p>
          </table:table-cell>
          <table:table-cell table:style-name="ce1" office:value-type="float" office:value="0.807973877986053" calcext:value-type="float">
            <text:p>0.807973877986053</text:p>
          </table:table-cell>
          <table:table-cell table:style-name="ce1" office:value-type="float" office:value="0.0888670509826861" calcext:value-type="float">
            <text:p>0.08886705098268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970760233918129" calcext:value-type="float">
            <text:p>0.9707602339181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.742678642273" calcext:value-type="float">
            <text:p>42.742678642273</text:p>
          </table:table-cell>
          <table:table-cell table:style-name="ce1" office:value-type="float" office:value="14.2265124814736" calcext:value-type="float">
            <text:p>14.226512481473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.87127774110163" calcext:value-type="float">
            <text:p>2.87127774110163</text:p>
          </table:table-cell>
          <table:table-cell table:style-name="ce1" office:value-type="float" office:value="2.20446968453541" calcext:value-type="float">
            <text:p>2.20446968453541</text:p>
          </table:table-cell>
          <table:table-cell table:style-name="ce1" office:value-type="float" office:value="48.913358471137" calcext:value-type="float">
            <text:p>48.913358471137</text:p>
          </table:table-cell>
          <table:table-cell table:style-name="ce1" office:value-type="float" office:value="0.937627721186969" calcext:value-type="float">
            <text:p>0.937627721186969</text:p>
          </table:table-cell>
          <table:table-cell table:style-name="ce1" office:value-type="float" office:value="0.708260002288857" calcext:value-type="float">
            <text:p>0.70826000228885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.5050117969513" calcext:value-type="float">
            <text:p>59.5050117969513</text:p>
          </table:table-cell>
          <table:table-cell table:style-name="ce1" office:value-type="float" office:value="18.7967208821135" calcext:value-type="float">
            <text:p>18.796720882113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.42162098532889" calcext:value-type="float">
            <text:p>3.42162098532889</text:p>
          </table:table-cell>
          <table:table-cell table:style-name="ce1" office:value-type="float" office:value="8.04848008477916" calcext:value-type="float">
            <text:p>8.04848008477916</text:p>
          </table:table-cell>
          <table:table-cell table:style-name="ce1" office:value-type="float" office:value="33.7964055339521" calcext:value-type="float">
            <text:p>33.7964055339521</text:p>
          </table:table-cell>
          <table:table-cell table:style-name="ce1" office:value-type="float" office:value="0.293755959470621" calcext:value-type="float">
            <text:p>0.293755959470621</text:p>
          </table:table-cell>
          <table:table-cell table:style-name="ce1" office:value-type="float" office:value="0.254627177218587" calcext:value-type="float">
            <text:p>0.25462717721858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.23699426651" calcext:value-type="float">
            <text:p>36.23699426651</text:p>
          </table:table-cell>
          <table:table-cell table:style-name="ce1" office:value-type="float" office:value="19.6493232375263" calcext:value-type="float">
            <text:p>19.6493232375263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.39773989989203" calcext:value-type="float">
            <text:p>2.39773989989203</text:p>
          </table:table-cell>
          <table:table-cell table:style-name="ce1" office:value-type="float" office:value="2.753263955024" calcext:value-type="float">
            <text:p>2.753263955024</text:p>
          </table:table-cell>
          <table:table-cell table:style-name="ce1" office:value-type="float" office:value="20.7041753381295" calcext:value-type="float">
            <text:p>20.7041753381295</text:p>
          </table:table-cell>
          <table:table-cell table:style-name="ce1" office:value-type="float" office:value="0.50632299251147" calcext:value-type="float">
            <text:p>0.50632299251147</text:p>
          </table:table-cell>
          <table:table-cell table:style-name="ce1" office:value-type="float" office:value="0.926794897749372" calcext:value-type="float">
            <text:p>0.92679489774937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2.2110798358917" calcext:value-type="float">
            <text:p>82.2110798358917</text:p>
          </table:table-cell>
          <table:table-cell table:style-name="ce1" office:value-type="float" office:value="11.2043968112542" calcext:value-type="float">
            <text:p>11.204396811254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27375342336685" calcext:value-type="float">
            <text:p>1.27375342336685</text:p>
          </table:table-cell>
          <table:table-cell table:style-name="ce1" office:value-type="float" office:value="3.54577867499219" calcext:value-type="float">
            <text:p>3.54577867499219</text:p>
          </table:table-cell>
          <table:table-cell table:style-name="ce1" office:value-type="float" office:value="19.4209747367381" calcext:value-type="float">
            <text:p>19.4209747367381</text:p>
          </table:table-cell>
          <table:table-cell table:style-name="ce1" office:value-type="float" office:value="0.20161937125619" calcext:value-type="float">
            <text:p>0.20161937125619</text:p>
          </table:table-cell>
          <table:table-cell table:style-name="ce1" office:value-type="float" office:value="0.832834330584326" calcext:value-type="float">
            <text:p>0.83283433058432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994152046783626" calcext:value-type="float">
            <text:p>0.9941520467836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1.820342540741" calcext:value-type="float">
            <text:p>181.820342540741</text:p>
          </table:table-cell>
          <table:table-cell table:style-name="ce1" office:value-type="float" office:value="13.8756696105331" calcext:value-type="float">
            <text:p>13.8756696105331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.77564044067704" calcext:value-type="float">
            <text:p>2.77564044067704</text:p>
          </table:table-cell>
          <table:table-cell table:style-name="ce1" office:value-type="float" office:value="2.72781023635206" calcext:value-type="float">
            <text:p>2.72781023635206</text:p>
          </table:table-cell>
          <table:table-cell table:style-name="ce1" office:value-type="float" office:value="49.5374942839262" calcext:value-type="float">
            <text:p>49.5374942839262</text:p>
          </table:table-cell>
          <table:table-cell table:style-name="ce1" office:value-type="float" office:value="0.207994292631465" calcext:value-type="float">
            <text:p>0.207994292631465</text:p>
          </table:table-cell>
          <table:table-cell table:style-name="ce1" office:value-type="float" office:value="0.410070010096787" calcext:value-type="float">
            <text:p>0.41007001009678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970760233918129" calcext:value-type="float">
            <text:p>0.9707602339181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.9689934253693" calcext:value-type="float">
            <text:p>56.9689934253693</text:p>
          </table:table-cell>
          <table:table-cell table:style-name="ce1" office:value-type="float" office:value="2.35361184918205" calcext:value-type="float">
            <text:p>2.3536118491820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76056000801075" calcext:value-type="float">
            <text:p>1.76056000801075</text:p>
          </table:table-cell>
          <table:table-cell table:style-name="ce1" office:value-type="float" office:value="37.0401082879251" calcext:value-type="float">
            <text:p>37.0401082879251</text:p>
          </table:table-cell>
          <table:table-cell table:style-name="ce1" office:value-type="float" office:value="34.1603327312385" calcext:value-type="float">
            <text:p>34.1603327312385</text:p>
          </table:table-cell>
          <table:table-cell table:style-name="ce1" office:value-type="float" office:value="0.343913863815893" calcext:value-type="float">
            <text:p>0.343913863815893</text:p>
          </table:table-cell>
          <table:table-cell table:style-name="ce1" office:value-type="float" office:value="0.0883513377998755" calcext:value-type="float">
            <text:p>0.08835133779987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.93603515625" calcext:value-type="float">
            <text:p>53.93603515625</text:p>
          </table:table-cell>
          <table:table-cell table:style-name="ce1" office:value-type="float" office:value="19.2470319824737" calcext:value-type="float">
            <text:p>19.247031982473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.81201869748677" calcext:value-type="float">
            <text:p>3.81201869748677</text:p>
          </table:table-cell>
          <table:table-cell table:style-name="ce1" office:value-type="float" office:value="8.05094420705681" calcext:value-type="float">
            <text:p>8.05094420705681</text:p>
          </table:table-cell>
          <table:table-cell table:style-name="ce1" office:value-type="float" office:value="44.7341027091507" calcext:value-type="float">
            <text:p>44.7341027091507</text:p>
          </table:table-cell>
          <table:table-cell table:style-name="ce1" office:value-type="float" office:value="0.984826521849091" calcext:value-type="float">
            <text:p>0.984826521849091</text:p>
          </table:table-cell>
          <table:table-cell table:style-name="ce1" office:value-type="float" office:value="0.78314161455502" calcext:value-type="float">
            <text:p>0.7831416145550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.8038830757141" calcext:value-type="float">
            <text:p>33.8038830757141</text:p>
          </table:table-cell>
          <table:table-cell table:style-name="ce1" office:value-type="float" office:value="23.4932709483339" calcext:value-type="float">
            <text:p>23.4932709483339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.07170348706803" calcext:value-type="float">
            <text:p>2.07170348706803</text:p>
          </table:table-cell>
          <table:table-cell table:style-name="ce1" office:value-type="float" office:value="3.28971426414537" calcext:value-type="float">
            <text:p>3.28971426414537</text:p>
          </table:table-cell>
          <table:table-cell table:style-name="ce1" office:value-type="float" office:value="46.973427193163" calcext:value-type="float">
            <text:p>46.973427193163</text:p>
          </table:table-cell>
          <table:table-cell table:style-name="ce1" office:value-type="float" office:value="0.232740244342936" calcext:value-type="float">
            <text:p>0.232740244342936</text:p>
          </table:table-cell>
          <table:table-cell table:style-name="ce1" office:value-type="float" office:value="0.0319823686987455" calcext:value-type="float">
            <text:p>0.03198236869874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9.309284210205" calcext:value-type="float">
            <text:p>109.309284210205</text:p>
          </table:table-cell>
          <table:table-cell table:style-name="ce1" office:value-type="float" office:value="44.8487909744423" calcext:value-type="float">
            <text:p>44.8487909744423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79231354946575" calcext:value-type="float">
            <text:p>1.79231354946575</text:p>
          </table:table-cell>
          <table:table-cell table:style-name="ce1" office:value-type="float" office:value="33.3431395991737" calcext:value-type="float">
            <text:p>33.3431395991737</text:p>
          </table:table-cell>
          <table:table-cell table:style-name="ce1" office:value-type="float" office:value="37.5393277644393" calcext:value-type="float">
            <text:p>37.5393277644393</text:p>
          </table:table-cell>
          <table:table-cell table:style-name="ce1" office:value-type="float" office:value="0.137970640506401" calcext:value-type="float">
            <text:p>0.137970640506401</text:p>
          </table:table-cell>
          <table:table-cell table:style-name="ce1" office:value-type="float" office:value="0.775322909434065" calcext:value-type="float">
            <text:p>0.775322909434065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.6737279891968" calcext:value-type="float">
            <text:p>49.6737279891968</text:p>
          </table:table-cell>
          <table:table-cell table:style-name="ce1" office:value-type="float" office:value="31.9730180853924" calcext:value-type="float">
            <text:p>31.973018085392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.70516940319318" calcext:value-type="float">
            <text:p>3.70516940319318</text:p>
          </table:table-cell>
          <table:table-cell table:style-name="ce1" office:value-type="float" office:value="40.5759544213738" calcext:value-type="float">
            <text:p>40.5759544213738</text:p>
          </table:table-cell>
          <table:table-cell table:style-name="ce1" office:value-type="float" office:value="10.4092661185077" calcext:value-type="float">
            <text:p>10.4092661185077</text:p>
          </table:table-cell>
          <table:table-cell table:style-name="ce1" office:value-type="float" office:value="0.52378090418119" calcext:value-type="float">
            <text:p>0.52378090418119</text:p>
          </table:table-cell>
          <table:table-cell table:style-name="ce1" office:value-type="float" office:value="0.782958881087102" calcext:value-type="float">
            <text:p>0.78295888108710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.5766317844391" calcext:value-type="float">
            <text:p>38.5766317844391</text:p>
          </table:table-cell>
          <table:table-cell table:style-name="ce1" office:value-type="float" office:value="3.80398249419438" calcext:value-type="float">
            <text:p>3.80398249419438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43604701693752" calcext:value-type="float">
            <text:p>1.43604701693752</text:p>
          </table:table-cell>
          <table:table-cell table:style-name="ce1" office:value-type="float" office:value="1.86168816732432" calcext:value-type="float">
            <text:p>1.86168816732432</text:p>
          </table:table-cell>
          <table:table-cell table:style-name="ce1" office:value-type="float" office:value="28.6508106245908" calcext:value-type="float">
            <text:p>28.6508106245908</text:p>
          </table:table-cell>
          <table:table-cell table:style-name="ce1" office:value-type="float" office:value="0.28125012120656" calcext:value-type="float">
            <text:p>0.28125012120656</text:p>
          </table:table-cell>
          <table:table-cell table:style-name="ce1" office:value-type="float" office:value="0.29463653283564" calcext:value-type="float">
            <text:p>0.2946365328356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3.729844093323" calcext:value-type="float">
            <text:p>153.729844093323</text:p>
          </table:table-cell>
          <table:table-cell table:style-name="ce1" office:value-type="float" office:value="46.2779143798735" calcext:value-type="float">
            <text:p>46.277914379873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.50569572795154" calcext:value-type="float">
            <text:p>2.50569572795154</text:p>
          </table:table-cell>
          <table:table-cell table:style-name="ce1" office:value-type="float" office:value="1.72691644326418" calcext:value-type="float">
            <text:p>1.72691644326418</text:p>
          </table:table-cell>
          <table:table-cell table:style-name="ce1" office:value-type="float" office:value="24.4480258515207" calcext:value-type="float">
            <text:p>24.4480258515207</text:p>
          </table:table-cell>
          <table:table-cell table:style-name="ce1" office:value-type="float" office:value="0.613029517196368" calcext:value-type="float">
            <text:p>0.613029517196368</text:p>
          </table:table-cell>
          <table:table-cell table:style-name="ce1" office:value-type="float" office:value="0.727536708986055" calcext:value-type="float">
            <text:p>0.727536708986055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0.3981459140778" calcext:value-type="float">
            <text:p>90.3981459140778</text:p>
          </table:table-cell>
          <table:table-cell table:style-name="ce1" office:value-type="float" office:value="17.2641327667444" calcext:value-type="float">
            <text:p>17.264132766744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.97025903088924" calcext:value-type="float">
            <text:p>2.97025903088924</text:p>
          </table:table-cell>
          <table:table-cell table:style-name="ce1" office:value-type="float" office:value="2.36489064578416" calcext:value-type="float">
            <text:p>2.36489064578416</text:p>
          </table:table-cell>
          <table:table-cell table:style-name="ce1" office:value-type="float" office:value="48.433143161567" calcext:value-type="float">
            <text:p>48.433143161567</text:p>
          </table:table-cell>
          <table:table-cell table:style-name="ce1" office:value-type="float" office:value="0.692095484012793" calcext:value-type="float">
            <text:p>0.692095484012793</text:p>
          </table:table-cell>
          <table:table-cell table:style-name="ce1" office:value-type="float" office:value="0.0311122091082199" calcext:value-type="float">
            <text:p>0.0311122091082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0.410320997238" calcext:value-type="float">
            <text:p>160.410320997238</text:p>
          </table:table-cell>
          <table:table-cell table:style-name="ce1" office:value-type="float" office:value="27.9674315633167" calcext:value-type="float">
            <text:p>27.967431563316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62600670457023" calcext:value-type="float">
            <text:p>1.62600670457023</text:p>
          </table:table-cell>
          <table:table-cell table:style-name="ce1" office:value-type="float" office:value="18.4418756595971" calcext:value-type="float">
            <text:p>18.4418756595971</text:p>
          </table:table-cell>
          <table:table-cell table:style-name="ce1" office:value-type="float" office:value="33.0286494687346" calcext:value-type="float">
            <text:p>33.0286494687346</text:p>
          </table:table-cell>
          <table:table-cell table:style-name="ce1" office:value-type="float" office:value="0.437584548402896" calcext:value-type="float">
            <text:p>0.437584548402896</text:p>
          </table:table-cell>
          <table:table-cell table:style-name="ce1" office:value-type="float" office:value="0.614363530585482" calcext:value-type="float">
            <text:p>0.61436353058548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6.473507642746" calcext:value-type="float">
            <text:p>136.473507642746</text:p>
          </table:table-cell>
          <table:table-cell table:style-name="ce1" office:value-type="float" office:value="4.74380934217252" calcext:value-type="float">
            <text:p>4.7438093421725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36292931408312" calcext:value-type="float">
            <text:p>1.36292931408312</text:p>
          </table:table-cell>
          <table:table-cell table:style-name="ce1" office:value-type="float" office:value="1.20364679124536" calcext:value-type="float">
            <text:p>1.20364679124536</text:p>
          </table:table-cell>
          <table:table-cell table:style-name="ce1" office:value-type="float" office:value="32.3467888756204" calcext:value-type="float">
            <text:p>32.3467888756204</text:p>
          </table:table-cell>
          <table:table-cell table:style-name="ce1" office:value-type="float" office:value="0.120070680430062" calcext:value-type="float">
            <text:p>0.120070680430062</text:p>
          </table:table-cell>
          <table:table-cell table:style-name="ce1" office:value-type="float" office:value="0.205287092087355" calcext:value-type="float">
            <text:p>0.205287092087355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5.079092502594" calcext:value-type="float">
            <text:p>95.079092502594</text:p>
          </table:table-cell>
          <table:table-cell table:style-name="ce1" office:value-type="float" office:value="32.5507929202466" calcext:value-type="float">
            <text:p>32.550792920246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4.62209039780132" calcext:value-type="float">
            <text:p>4.62209039780132</text:p>
          </table:table-cell>
          <table:table-cell table:style-name="ce1" office:value-type="float" office:value="3.97790493898268" calcext:value-type="float">
            <text:p>3.97790493898268</text:p>
          </table:table-cell>
          <table:table-cell table:style-name="ce1" office:value-type="float" office:value="43.6050123957939" calcext:value-type="float">
            <text:p>43.6050123957939</text:p>
          </table:table-cell>
          <table:table-cell table:style-name="ce1" office:value-type="float" office:value="0.291285448372037" calcext:value-type="float">
            <text:p>0.291285448372037</text:p>
          </table:table-cell>
          <table:table-cell table:style-name="ce1" office:value-type="float" office:value="0.608866303745869" calcext:value-type="float">
            <text:p>0.608866303745869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1.0985441207886" calcext:value-type="float">
            <text:p>71.0985441207886</text:p>
          </table:table-cell>
          <table:table-cell table:style-name="ce1" office:value-type="float" office:value="20.3123211258104" calcext:value-type="float">
            <text:p>20.312321125810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.10169735606399" calcext:value-type="float">
            <text:p>3.10169735606399</text:p>
          </table:table-cell>
          <table:table-cell table:style-name="ce1" office:value-type="float" office:value="32.8603636278792" calcext:value-type="float">
            <text:p>32.8603636278792</text:p>
          </table:table-cell>
          <table:table-cell table:style-name="ce1" office:value-type="float" office:value="39.4684571712541" calcext:value-type="float">
            <text:p>39.4684571712541</text:p>
          </table:table-cell>
          <table:table-cell table:style-name="ce1" office:value-type="float" office:value="0.272240843303338" calcext:value-type="float">
            <text:p>0.272240843303338</text:p>
          </table:table-cell>
          <table:table-cell table:style-name="ce1" office:value-type="float" office:value="0.333928809234894" calcext:value-type="float">
            <text:p>0.33392880923489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.3909311294556" calcext:value-type="float">
            <text:p>87.3909311294556</text:p>
          </table:table-cell>
          <table:table-cell table:style-name="ce1" office:value-type="float" office:value="4.4984876550104" calcext:value-type="float">
            <text:p>4.498487655010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25258284810262" calcext:value-type="float">
            <text:p>1.25258284810262</text:p>
          </table:table-cell>
          <table:table-cell table:style-name="ce1" office:value-type="float" office:value="16.2161967960667" calcext:value-type="float">
            <text:p>16.2161967960667</text:p>
          </table:table-cell>
          <table:table-cell table:style-name="ce1" office:value-type="float" office:value="14.8384937629496" calcext:value-type="float">
            <text:p>14.8384937629496</text:p>
          </table:table-cell>
          <table:table-cell table:style-name="ce1" office:value-type="float" office:value="0.894433272729027" calcext:value-type="float">
            <text:p>0.894433272729027</text:p>
          </table:table-cell>
          <table:table-cell table:style-name="ce1" office:value-type="float" office:value="0.168564518161828" calcext:value-type="float">
            <text:p>0.168564518161828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89.558297395706" calcext:value-type="float">
            <text:p>189.558297395706</text:p>
          </table:table-cell>
          <table:table-cell table:style-name="ce1" office:value-type="float" office:value="47.6501330262946" calcext:value-type="float">
            <text:p>47.650133026294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4.21518474721467" calcext:value-type="float">
            <text:p>4.21518474721467</text:p>
          </table:table-cell>
          <table:table-cell table:style-name="ce1" office:value-type="float" office:value="14.5050170914866" calcext:value-type="float">
            <text:p>14.5050170914866</text:p>
          </table:table-cell>
          <table:table-cell table:style-name="ce1" office:value-type="float" office:value="29.07820654326" calcext:value-type="float">
            <text:p>29.07820654326</text:p>
          </table:table-cell>
          <table:table-cell table:style-name="ce1" office:value-type="float" office:value="0.401168855571045" calcext:value-type="float">
            <text:p>0.401168855571045</text:p>
          </table:table-cell>
          <table:table-cell table:style-name="ce1" office:value-type="float" office:value="0.701076118878512" calcext:value-type="float">
            <text:p>0.70107611887851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7.262299776077" calcext:value-type="float">
            <text:p>297.262299776077</text:p>
          </table:table-cell>
          <table:table-cell table:style-name="ce1" office:value-type="float" office:value="1.1324126970642" calcext:value-type="float">
            <text:p>1.132412697064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73413354156844" calcext:value-type="float">
            <text:p>1.73413354156844</text:p>
          </table:table-cell>
          <table:table-cell table:style-name="ce1" office:value-type="float" office:value="1.60481074705785" calcext:value-type="float">
            <text:p>1.60481074705785</text:p>
          </table:table-cell>
          <table:table-cell table:style-name="ce1" office:value-type="float" office:value="5.90075321200784" calcext:value-type="float">
            <text:p>5.90075321200784</text:p>
          </table:table-cell>
          <table:table-cell table:style-name="ce1" office:value-type="float" office:value="0.447372561791331" calcext:value-type="float">
            <text:p>0.447372561791331</text:p>
          </table:table-cell>
          <table:table-cell table:style-name="ce1" office:value-type="float" office:value="0.886953843303365" calcext:value-type="float">
            <text:p>0.886953843303365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8.415540933609" calcext:value-type="float">
            <text:p>88.415540933609</text:p>
          </table:table-cell>
          <table:table-cell table:style-name="ce1" office:value-type="float" office:value="1.92243367739765" calcext:value-type="float">
            <text:p>1.9224336773976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74288504087696" calcext:value-type="float">
            <text:p>1.74288504087696</text:p>
          </table:table-cell>
          <table:table-cell table:style-name="ce1" office:value-type="float" office:value="14.3471262130159" calcext:value-type="float">
            <text:p>14.3471262130159</text:p>
          </table:table-cell>
          <table:table-cell table:style-name="ce1" office:value-type="float" office:value="17.5857719835954" calcext:value-type="float">
            <text:p>17.5857719835954</text:p>
          </table:table-cell>
          <table:table-cell table:style-name="ce1" office:value-type="float" office:value="0.700604348302899" calcext:value-type="float">
            <text:p>0.700604348302899</text:p>
          </table:table-cell>
          <table:table-cell table:style-name="ce1" office:value-type="float" office:value="0.957064079037237" calcext:value-type="float">
            <text:p>0.95706407903723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1.426764011383" calcext:value-type="float">
            <text:p>131.426764011383</text:p>
          </table:table-cell>
          <table:table-cell table:style-name="ce1" office:value-type="float" office:value="47.9423758931562" calcext:value-type="float">
            <text:p>47.942375893156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14968770600107" calcext:value-type="float">
            <text:p>1.14968770600107</text:p>
          </table:table-cell>
          <table:table-cell table:style-name="ce1" office:value-type="float" office:value="48.1855717094808" calcext:value-type="float">
            <text:p>48.1855717094808</text:p>
          </table:table-cell>
          <table:table-cell table:style-name="ce1" office:value-type="float" office:value="41.183866009552" calcext:value-type="float">
            <text:p>41.183866009552</text:p>
          </table:table-cell>
          <table:table-cell table:style-name="ce1" office:value-type="float" office:value="0.395713017530018" calcext:value-type="float">
            <text:p>0.395713017530018</text:p>
          </table:table-cell>
          <table:table-cell table:style-name="ce1" office:value-type="float" office:value="0.85049753096013" calcext:value-type="float">
            <text:p>0.8504975309601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2.596260070801" calcext:value-type="float">
            <text:p>442.596260070801</text:p>
          </table:table-cell>
          <table:table-cell table:style-name="ce1" office:value-type="float" office:value="34.1888742138012" calcext:value-type="float">
            <text:p>34.188874213801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41510655357297" calcext:value-type="float">
            <text:p>1.41510655357297</text:p>
          </table:table-cell>
          <table:table-cell table:style-name="ce1" office:value-type="float" office:value="19.9465771504146" calcext:value-type="float">
            <text:p>19.9465771504146</text:p>
          </table:table-cell>
          <table:table-cell table:style-name="ce1" office:value-type="float" office:value="18.775397374274" calcext:value-type="float">
            <text:p>18.775397374274</text:p>
          </table:table-cell>
          <table:table-cell table:style-name="ce1" office:value-type="float" office:value="0.479595522810328" calcext:value-type="float">
            <text:p>0.479595522810328</text:p>
          </table:table-cell>
          <table:table-cell table:style-name="ce1" office:value-type="float" office:value="0.281806806999846" calcext:value-type="float">
            <text:p>0.28180680699984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6.655059337616" calcext:value-type="float">
            <text:p>226.655059337616</text:p>
          </table:table-cell>
          <table:table-cell table:style-name="ce1" office:value-type="float" office:value="2.75124121494915" calcext:value-type="float">
            <text:p>2.7512412149491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72164029085005" calcext:value-type="float">
            <text:p>1.72164029085005</text:p>
          </table:table-cell>
          <table:table-cell table:style-name="ce1" office:value-type="float" office:value="1.45179115466049" calcext:value-type="float">
            <text:p>1.45179115466049</text:p>
          </table:table-cell>
          <table:table-cell table:style-name="ce1" office:value-type="float" office:value="15.0111609005229" calcext:value-type="float">
            <text:p>15.0111609005229</text:p>
          </table:table-cell>
          <table:table-cell table:style-name="ce1" office:value-type="float" office:value="0.0617991246218357" calcext:value-type="float">
            <text:p>0.061799124621836</text:p>
          </table:table-cell>
          <table:table-cell table:style-name="ce1" office:value-type="float" office:value="0.240483879583184" calcext:value-type="float">
            <text:p>0.24048387958318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7.3508439064026" calcext:value-type="float">
            <text:p>87.3508439064026</text:p>
          </table:table-cell>
          <table:table-cell table:style-name="ce1" office:value-type="float" office:value="15.4513297342291" calcext:value-type="float">
            <text:p>15.4513297342291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25521698414801" calcext:value-type="float">
            <text:p>1.25521698414801</text:p>
          </table:table-cell>
          <table:table-cell table:style-name="ce1" office:value-type="float" office:value="3.39070860224915" calcext:value-type="float">
            <text:p>3.39070860224915</text:p>
          </table:table-cell>
          <table:table-cell table:style-name="ce1" office:value-type="float" office:value="36.0213553982827" calcext:value-type="float">
            <text:p>36.0213553982827</text:p>
          </table:table-cell>
          <table:table-cell table:style-name="ce1" office:value-type="float" office:value="0.755376833502308" calcext:value-type="float">
            <text:p>0.755376833502308</text:p>
          </table:table-cell>
          <table:table-cell table:style-name="ce1" office:value-type="float" office:value="0.0147465929617037" calcext:value-type="float">
            <text:p>0.01474659296170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2.1888418197632" calcext:value-type="float">
            <text:p>72.1888418197632</text:p>
          </table:table-cell>
          <table:table-cell table:style-name="ce1" office:value-type="float" office:value="1.80236614586142" calcext:value-type="float">
            <text:p>1.8023661458614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33066989798831" calcext:value-type="float">
            <text:p>1.33066989798831</text:p>
          </table:table-cell>
          <table:table-cell table:style-name="ce1" office:value-type="float" office:value="9.01616650042677" calcext:value-type="float">
            <text:p>9.01616650042677</text:p>
          </table:table-cell>
          <table:table-cell table:style-name="ce1" office:value-type="float" office:value="3.32022576007152" calcext:value-type="float">
            <text:p>3.32022576007152</text:p>
          </table:table-cell>
          <table:table-cell table:style-name="ce1" office:value-type="float" office:value="0.455967575182863" calcext:value-type="float">
            <text:p>0.455967575182863</text:p>
          </table:table-cell>
          <table:table-cell table:style-name="ce1" office:value-type="float" office:value="0.934824126381239" calcext:value-type="float">
            <text:p>0.934824126381239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994152046783626" calcext:value-type="float">
            <text:p>0.9941520467836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1.972039461136" calcext:value-type="float">
            <text:p>111.972039461136</text:p>
          </table:table-cell>
          <table:table-cell table:style-name="ce1" office:value-type="float" office:value="1.28895838659863" calcext:value-type="float">
            <text:p>1.28895838659863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.44097544039218" calcext:value-type="float">
            <text:p>1.44097544039218</text:p>
          </table:table-cell>
          <table:table-cell table:style-name="ce1" office:value-type="float" office:value="1.58722738076933" calcext:value-type="float">
            <text:p>1.58722738076933</text:p>
          </table:table-cell>
          <table:table-cell table:style-name="ce1" office:value-type="float" office:value="45.2955747252782" calcext:value-type="float">
            <text:p>45.2955747252782</text:p>
          </table:table-cell>
          <table:table-cell table:style-name="ce1" office:value-type="float" office:value="0.0672123573863493" calcext:value-type="float">
            <text:p>0.067212357386349</text:p>
          </table:table-cell>
          <table:table-cell table:style-name="ce1" office:value-type="float" office:value="0.276127804491229" calcext:value-type="float">
            <text:p>0.276127804491229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988304093567252" calcext:value-type="float">
            <text:p>0.98830409356725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.2678897380829" calcext:value-type="float">
            <text:p>40.2678897380829</text:p>
          </table:table-cell>
          <table:table-cell table:style-name="ce1" office:value-type="float" office:value="46.1033632639617" calcext:value-type="float">
            <text:p>46.103363263961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.8384398765517" calcext:value-type="float">
            <text:p>3.8384398765517</text:p>
          </table:table-cell>
          <table:table-cell table:style-name="ce1" office:value-type="float" office:value="1.10455156697282" calcext:value-type="float">
            <text:p>1.10455156697282</text:p>
          </table:table-cell>
          <table:table-cell table:style-name="ce1" office:value-type="float" office:value="34.3319041646047" calcext:value-type="float">
            <text:p>34.3319041646047</text:p>
          </table:table-cell>
          <table:table-cell table:style-name="ce1" office:value-type="float" office:value="0.365967727659194" calcext:value-type="float">
            <text:p>0.365967727659194</text:p>
          </table:table-cell>
          <table:table-cell table:style-name="ce1" office:value-type="float" office:value="0.878927893472013" calcext:value-type="float">
            <text:p>0.87892789347201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 table:style-name="ce1"/>
          <table:table-cell office:value-type="float" office:value="0.3" calcext:value-type="float">
            <text:p>0.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5"/>
          <table:table-cell table:number-columns-repeated="21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31])" office:value-type="float" office:value="0.973684210526315" calcext:value-type="float">
            <text:p>0.973684210526315</text:p>
          </table:table-cell>
          <table:table-cell table:style-name="ce1" table:formula="of:=AVERAGE([.C2:.C31])" office:value-type="float" office:value="22.4333333333333" calcext:value-type="float">
            <text:p>22.4333333333333</text:p>
          </table:table-cell>
          <table:table-cell table:style-name="ce1" table:formula="of:=AVERAGE([.D2:.D31])" office:value-type="float" office:value="15.1" calcext:value-type="float">
            <text:p>15.1</text:p>
          </table:table-cell>
          <table:table-cell table:style-name="ce1" table:formula="of:=AVERAGE([.E2:.E31])" office:value-type="float" office:value="119.289744321505" calcext:value-type="float">
            <text:p>119.289744321505</text:p>
          </table:table-cell>
          <table:table-cell table:style-name="ce1" table:number-columns-repeated="21"/>
          <table:table-cell table:number-columns-repeated="21"/>
        </table:table-row>
        <table:table-row table:style-name="ro1">
          <table:table-cell office:value-type="string" calcext:value-type="string">
            <text:p>Pior</text:p>
          </table:table-cell>
          <table:table-cell table:style-name="ce1" table:formula="of:=MIN([.B2:.B31])" office:value-type="float" office:value="0.947368421052632" calcext:value-type="float">
            <text:p>0.947368421052632</text:p>
          </table:table-cell>
          <table:table-cell table:style-name="ce1" table:formula="of:=MAX([.C2:.C31])" office:value-type="float" office:value="48" calcext:value-type="float">
            <text:p>48</text:p>
          </table:table-cell>
          <table:table-cell table:style-name="ce1" table:formula="of:=MAX([.D2:.D31])" office:value-type="float" office:value="37" calcext:value-type="float">
            <text:p>37</text:p>
          </table:table-cell>
          <table:table-cell table:style-name="ce1" table:formula="of:=MAX([.E2:.E31])" office:value-type="float" office:value="442.596260070801" calcext:value-type="float">
            <text:p>442.596260070801</text:p>
          </table:table-cell>
          <table:table-cell table:style-name="ce1" table:number-columns-repeated="21"/>
          <table:table-cell table:number-columns-repeated="21"/>
        </table:table-row>
        <table:table-row table:style-name="ro1">
          <table:table-cell office:value-type="string" calcext:value-type="string">
            <text:p>Melhor</text:p>
          </table:table-cell>
          <table:table-cell table:style-name="ce1" table:formula="of:=MAX([.B2:.B31])" office:value-type="float" office:value="0.994152046783626" calcext:value-type="float">
            <text:p>0.994152046783626</text:p>
          </table:table-cell>
          <table:table-cell table:style-name="ce1" table:formula="of:=MIN([.C2:.C31])" office:value-type="float" office:value="10" calcext:value-type="float">
            <text:p>10</text:p>
          </table:table-cell>
          <table:table-cell table:style-name="ce1" table:formula="of:=MIN([.D2:.D31])" office:value-type="float" office:value="4" calcext:value-type="float">
            <text:p>4</text:p>
          </table:table-cell>
          <table:table-cell table:style-name="ce1" table:formula="of:=MIN([.E2:.E31])" office:value-type="float" office:value="33.8038830757141" calcext:value-type="float">
            <text:p>33.8038830757141</text:p>
          </table:table-cell>
          <table:table-cell table:style-name="ce1" table:number-columns-repeated="21"/>
          <table:table-cell table:number-columns-repeated="21"/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1" table:formula="of:=STDEV([.B2:.B31])" office:value-type="float" office:value="0.013008608428055" calcext:value-type="float">
            <text:p>0.013008608428055</text:p>
          </table:table-cell>
          <table:table-cell table:style-name="ce1" table:formula="of:=STDEV([.C2:.C31])" office:value-type="float" office:value="9.61207334673371" calcext:value-type="float">
            <text:p>9.61207334673371</text:p>
          </table:table-cell>
          <table:table-cell table:style-name="ce1" table:formula="of:=STDEV([.D2:.D31])" office:value-type="float" office:value="6.94485669274454" calcext:value-type="float">
            <text:p>6.94485669274454</text:p>
          </table:table-cell>
          <table:table-cell table:style-name="ce1" table:formula="of:=STDEV([.E2:.E31])" office:value-type="float" office:value="88.4648880277992" calcext:value-type="float">
            <text:p>88.4648880277992</text:p>
          </table:table-cell>
          <table:table-cell table:style-name="ce1" table:number-columns-repeated="21"/>
          <table:table-cell table:number-columns-repeated="21"/>
        </table:table-row>
        <table:table-row table:style-name="ro1" table:number-rows-repeated="1048539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8:10:15.032064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nluca Bine</meta:initial-creator>
    <meta:creation-date>2021-05-23T15:00:03.385283494</meta:creation-date>
    <meta:generator>LibreOffice/7.0.5.2$Linux_X86_64 LibreOffice_project/00$Build-2</meta:generator>
    <dc:date>2021-05-23T19:04:57.270611170</dc:date>
    <dc:creator>Gianluca Bine</dc:creator>
    <meta:editing-duration>PT1H52M44S</meta:editing-duration>
    <meta:editing-cycles>11</meta:editing-cycles>
    <meta:document-statistic meta:table-count="1" meta:cell-count="1074" meta:object-count="0"/>
  </office:meta>
</office:document-meta>
</file>